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2.556cm"/>
    </style:style>
    <style:style style:name="co5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1.15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font-style-asian="italic" style:font-weight-asian="normal" style:font-name-complex="Times" style:font-size-complex="6.80000019073486pt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88cm solid #000000"/>
      <style:text-properties fo:color="#000000" style:text-outline="false" style:text-line-through-style="none" style:font-name="Times" fo:font-size="12pt" fo:font-style="normal" fo:text-shadow="none" style:text-underline-style="none" fo:font-weight="bold" style:text-underline-mode="continuous" style:text-overline-mode="continuous" style:text-line-through-mode="continuous" style:font-name-asian="Times" style:font-size-asian="12pt" style:font-style-asian="normal" style:font-weight-asian="bold" style:font-name-complex="Times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35cm solid #000000"/>
    </style:style>
    <style:style style:name="ce12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visibility="collapse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7" table:number-columns-repeated="2" table:default-cell-style-name="ce11"/>
        <table:table-column table:style-name="co6" table:default-cell-style-name="ce11"/>
        <table:table-column table:style-name="co6" table:visibility="collapse" table:number-columns-repeated="3" table:default-cell-style-name="Default"/>
        <table:table-row table:style-name="ro3">
          <table:table-cell table:style-name="ce1"/>
          <table:table-cell table:style-name="ce4" office:value-type="string">
            <text:p>2011-12</text:p>
          </table:table-cell>
          <table:table-cell table:style-name="ce4"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/>
          <table:table-cell table:style-name="ce4" office:value-type="string">
            <text:p>20355 - Aplicacions Estadístiques</text:p>
          </table:table-cell>
          <table:table-cell table:style-name="ce4"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/>
          <table:table-cell table:style-name="ce4" office:value-type="string">
            <text:p>Grup 6, 2S</text:p>
          </table:table-cell>
          <table:table-cell table:style-name="ce4"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/>
          <table:table-cell table:style-name="ce4" table:number-columns-repeated="3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 office:value-type="string">
            <text:p>NO</text:p>
          </table:table-cell>
          <table:table-cell table:style-name="ce5" office:value-type="string">
            <text:p>NOTES CONTROL 3</text:p>
          </table:table-cell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1"/>
          <table:table-cell table:style-name="ce6" table:number-columns-repeated="3"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" office:value-type="string">
            <text:p>Identificació</text:p>
          </table:table-cell>
          <table:table-cell table:style-name="ce7" office:value-type="string">
            <text:p>Nom</text:p>
          </table:table-cell>
          <table:table-cell table:style-name="ce8" office:value-type="string">
            <text:p>P1 (sobre 50)</text:p>
          </table:table-cell>
          <table:table-cell table:style-name="ce8" office:value-type="string">
            <text:p>P2 (sobre 40)</text:p>
          </table:table-cell>
          <table:table-cell table:style-name="ce10" office:value-type="string">
            <text:p>P1</text:p>
          </table:table-cell>
          <table:table-cell table:style-name="ce10" office:value-type="string">
            <text:p>P2</text:p>
          </table:table-cell>
          <table:table-cell table:style-name="ce10" office:value-type="string">
            <text:p>Nota</text:p>
          </table:table-cell>
          <table:table-cell table:number-columns-repeated="3"/>
        </table:table-row>
        <table:table-row table:style-name="ro2"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F([.C8]&lt;&gt;&quot;&quot;;[.C8]/10;&quot;&quot;)" office:value-type="float" office:value="0">
            <text:p>0</text:p>
          </table:table-cell>
          <table:table-cell table:formula="of:=IF([.D8]&lt;&gt;&quot;&quot;;[.D8]*5/40;&quot;&quot;)" office:value-type="float" office:value="5">
            <text:p>5</text:p>
          </table:table-cell>
          <table:table-cell table:formula="of:=IF(OR([.E8]&lt;&gt;&quot;&quot;;[.F8]&lt;&gt;&quot;&quot;);[.E8]+[.F8];&quot;&quot;)" office:value-type="float" office:value="5">
            <text:p>5</text:p>
          </table:table-cell>
          <table:table-cell table:formula="of:=IF(AND([.G8]&lt;&gt;&quot;&quot;;[.G8]&gt;=5); &quot;AP&quot;;&quot;&quot;)" office:value-type="string" office:string-value="AP">
            <text:p>AP</text:p>
          </table:table-cell>
          <table:table-cell table:formula="of:=IF(AND([.G8]&lt;&gt;&quot;&quot;;[.G8]&lt;5);&quot;SUS&quot;;&quot;&quot;)">
            <text:p/>
          </table:table-cell>
          <table:table-cell table:formula="of:=IF([.G8]=&quot;&quot;;&quot;NP&quot;;&quot;&quot;)">
            <text:p/>
          </table:table-cell>
        </table:table-row>
        <table:table-row table:style-name="ro2"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IF([.C9]&lt;&gt;&quot;&quot;;[.C9]/10;&quot;&quot;)" office:value-type="float" office:value="4">
            <text:p>4</text:p>
          </table:table-cell>
          <table:table-cell table:formula="of:=IF([.D9]&lt;&gt;&quot;&quot;;[.D9]*5/40;&quot;&quot;)" office:value-type="float" office:value="3.75">
            <text:p>3,75</text:p>
          </table:table-cell>
          <table:table-cell table:formula="of:=IF(OR([.E9]&lt;&gt;&quot;&quot;;[.F9]&lt;&gt;&quot;&quot;);[.E9]+[.F9];&quot;&quot;)" office:value-type="float" office:value="7.75">
            <text:p>7,75</text:p>
          </table:table-cell>
          <table:table-cell table:formula="of:=IF(AND([.G9]&lt;&gt;&quot;&quot;;[.G9]&gt;=5); &quot;AP&quot;;&quot;&quot;)" office:value-type="string" office:string-value="AP">
            <text:p>AP</text:p>
          </table:table-cell>
          <table:table-cell table:formula="of:=IF(AND([.G9]&lt;&gt;&quot;&quot;;[.G9]&lt;5);&quot;SUS&quot;;&quot;&quot;)">
            <text:p/>
          </table:table-cell>
          <table:table-cell table:formula="of:=IF([.G9]=&quot;&quot;;&quot;NP&quot;;&quot;&quot;)">
            <text:p/>
          </table:table-cell>
        </table:table-row>
        <table:table-row table:style-name="ro2"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number-columns-repeated="2"/>
          <table:table-cell table:formula="of:=IF([.C10]&lt;&gt;&quot;&quot;;[.C10]/10;&quot;&quot;)">
            <text:p/>
          </table:table-cell>
          <table:table-cell table:formula="of:=IF([.D10]&lt;&gt;&quot;&quot;;[.D10]*5/40;&quot;&quot;)">
            <text:p/>
          </table:table-cell>
          <table:table-cell table:formula="of:=IF(OR([.E10]&lt;&gt;&quot;&quot;;[.F10]&lt;&gt;&quot;&quot;);[.E10]+[.F10];&quot;&quot;)">
            <text:p/>
          </table:table-cell>
          <table:table-cell table:formula="of:=IF(AND([.G10]&lt;&gt;&quot;&quot;;[.G10]&gt;=5); &quot;AP&quot;;&quot;&quot;)">
            <text:p/>
          </table:table-cell>
          <table:table-cell table:formula="of:=IF(AND([.G10]&lt;&gt;&quot;&quot;;[.G10]&lt;5);&quot;SUS&quot;;&quot;&quot;)">
            <text:p/>
          </table:table-cell>
          <table:table-cell table:formula="of:=IF([.G10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 table:number-columns-repeated="2"/>
          <table:table-cell table:formula="of:=IF([.C11]&lt;&gt;&quot;&quot;;[.C11]/10;&quot;&quot;)">
            <text:p/>
          </table:table-cell>
          <table:table-cell table:formula="of:=IF([.D11]&lt;&gt;&quot;&quot;;[.D11]*5/40;&quot;&quot;)">
            <text:p/>
          </table:table-cell>
          <table:table-cell table:formula="of:=IF(OR([.E11]&lt;&gt;&quot;&quot;;[.F11]&lt;&gt;&quot;&quot;);[.E11]+[.F11];&quot;&quot;)">
            <text:p/>
          </table:table-cell>
          <table:table-cell table:formula="of:=IF(AND([.G11]&lt;&gt;&quot;&quot;;[.G11]&gt;=5); &quot;AP&quot;;&quot;&quot;)">
            <text:p/>
          </table:table-cell>
          <table:table-cell table:formula="of:=IF(AND([.G11]&lt;&gt;&quot;&quot;;[.G11]&lt;5);&quot;SUS&quot;;&quot;&quot;)">
            <text:p/>
          </table:table-cell>
          <table:table-cell table:formula="of:=IF([.G11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IF([.C12]&lt;&gt;&quot;&quot;;[.C12]/10;&quot;&quot;)" office:value-type="float" office:value="0.5">
            <text:p>0,5</text:p>
          </table:table-cell>
          <table:table-cell table:formula="of:=IF([.D12]&lt;&gt;&quot;&quot;;[.D12]*5/40;&quot;&quot;)" office:value-type="float" office:value="3.75">
            <text:p>3,75</text:p>
          </table:table-cell>
          <table:table-cell table:formula="of:=IF(OR([.E12]&lt;&gt;&quot;&quot;;[.F12]&lt;&gt;&quot;&quot;);[.E12]+[.F12];&quot;&quot;)" office:value-type="float" office:value="4.25">
            <text:p>4,25</text:p>
          </table:table-cell>
          <table:table-cell table:formula="of:=IF(AND([.G12]&lt;&gt;&quot;&quot;;[.G12]&gt;=5); &quot;AP&quot;;&quot;&quot;)">
            <text:p/>
          </table:table-cell>
          <table:table-cell table:formula="of:=IF(AND([.G12]&lt;&gt;&quot;&quot;;[.G12]&lt;5);&quot;SUS&quot;;&quot;&quot;)" office:value-type="string" office:string-value="SUS">
            <text:p>SUS</text:p>
          </table:table-cell>
          <table:table-cell table:formula="of:=IF([.G12]=&quot;&quot;;&quot;NP&quot;;&quot;&quot;)">
            <text:p/>
          </table:table-cell>
        </table:table-row>
        <table:table-row table:style-name="ro2">
          <table:table-cell office:value-type="string">
            <text:p>37341615B</text:p>
          </table:table-cell>
          <table:table-cell office:value-type="string">
            <text:p>Cabanillas González, Sandra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IF([.C13]&lt;&gt;&quot;&quot;;[.C13]/10;&quot;&quot;)" office:value-type="float" office:value="3">
            <text:p>3</text:p>
          </table:table-cell>
          <table:table-cell table:formula="of:=IF([.D13]&lt;&gt;&quot;&quot;;[.D13]*5/40;&quot;&quot;)" office:value-type="float" office:value="5">
            <text:p>5</text:p>
          </table:table-cell>
          <table:table-cell table:formula="of:=IF(OR([.E13]&lt;&gt;&quot;&quot;;[.F13]&lt;&gt;&quot;&quot;);[.E13]+[.F13];&quot;&quot;)" office:value-type="float" office:value="8">
            <text:p>8</text:p>
          </table:table-cell>
          <table:table-cell table:formula="of:=IF(AND([.G13]&lt;&gt;&quot;&quot;;[.G13]&gt;=5); &quot;AP&quot;;&quot;&quot;)" office:value-type="string" office:string-value="AP">
            <text:p>AP</text:p>
          </table:table-cell>
          <table:table-cell table:formula="of:=IF(AND([.G13]&lt;&gt;&quot;&quot;;[.G13]&lt;5);&quot;SUS&quot;;&quot;&quot;)">
            <text:p/>
          </table:table-cell>
          <table:table-cell table:formula="of:=IF([.G13]=&quot;&quot;;&quot;NP&quot;;&quot;&quot;)">
            <text:p/>
          </table:table-cell>
        </table:table-row>
        <table:table-row table:style-name="ro2">
          <table:table-cell office:value-type="string">
            <text:p>43146662L</text:p>
          </table:table-cell>
          <table:table-cell office:value-type="string">
            <text:p>Cabeza Leonés, Ismael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F([.C14]&lt;&gt;&quot;&quot;;[.C14]/10;&quot;&quot;)" office:value-type="float" office:value="5">
            <text:p>5</text:p>
          </table:table-cell>
          <table:table-cell table:formula="of:=IF([.D14]&lt;&gt;&quot;&quot;;[.D14]*5/40;&quot;&quot;)" office:value-type="float" office:value="5">
            <text:p>5</text:p>
          </table:table-cell>
          <table:table-cell table:formula="of:=IF(OR([.E14]&lt;&gt;&quot;&quot;;[.F14]&lt;&gt;&quot;&quot;);[.E14]+[.F14];&quot;&quot;)" office:value-type="float" office:value="10">
            <text:p>10</text:p>
          </table:table-cell>
          <table:table-cell table:formula="of:=IF(AND([.G14]&lt;&gt;&quot;&quot;;[.G14]&gt;=5); &quot;AP&quot;;&quot;&quot;)" office:value-type="string" office:string-value="AP">
            <text:p>AP</text:p>
          </table:table-cell>
          <table:table-cell table:formula="of:=IF(AND([.G14]&lt;&gt;&quot;&quot;;[.G14]&lt;5);&quot;SUS&quot;;&quot;&quot;)">
            <text:p/>
          </table:table-cell>
          <table:table-cell table:formula="of:=IF([.G14]=&quot;&quot;;&quot;NP&quot;;&quot;&quot;)">
            <text:p/>
          </table:table-cell>
        </table:table-row>
        <table:table-row table:style-name="ro2"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C15]&lt;&gt;&quot;&quot;;[.C15]/10;&quot;&quot;)" office:value-type="float" office:value="2">
            <text:p>2</text:p>
          </table:table-cell>
          <table:table-cell table:formula="of:=IF([.D15]&lt;&gt;&quot;&quot;;[.D15]*5/40;&quot;&quot;)" office:value-type="float" office:value="3.75">
            <text:p>3,75</text:p>
          </table:table-cell>
          <table:table-cell table:formula="of:=IF(OR([.E15]&lt;&gt;&quot;&quot;;[.F15]&lt;&gt;&quot;&quot;);[.E15]+[.F15];&quot;&quot;)" office:value-type="float" office:value="5.75">
            <text:p>5,75</text:p>
          </table:table-cell>
          <table:table-cell table:formula="of:=IF(AND([.G15]&lt;&gt;&quot;&quot;;[.G15]&gt;=5); &quot;AP&quot;;&quot;&quot;)" office:value-type="string" office:string-value="AP">
            <text:p>AP</text:p>
          </table:table-cell>
          <table:table-cell table:formula="of:=IF(AND([.G15]&lt;&gt;&quot;&quot;;[.G15]&lt;5);&quot;SUS&quot;;&quot;&quot;)">
            <text:p/>
          </table:table-cell>
          <table:table-cell table:formula="of:=IF([.G15]=&quot;&quot;;&quot;NP&quot;;&quot;&quot;)">
            <text:p/>
          </table:table-cell>
        </table:table-row>
        <table:table-row table:style-name="ro2"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IF([.C16]&lt;&gt;&quot;&quot;;[.C16]/10;&quot;&quot;)" office:value-type="float" office:value="3">
            <text:p>3</text:p>
          </table:table-cell>
          <table:table-cell table:formula="of:=IF([.D16]&lt;&gt;&quot;&quot;;[.D16]*5/40;&quot;&quot;)" office:value-type="float" office:value="5">
            <text:p>5</text:p>
          </table:table-cell>
          <table:table-cell table:formula="of:=IF(OR([.E16]&lt;&gt;&quot;&quot;;[.F16]&lt;&gt;&quot;&quot;);[.E16]+[.F16];&quot;&quot;)" office:value-type="float" office:value="8">
            <text:p>8</text:p>
          </table:table-cell>
          <table:table-cell table:formula="of:=IF(AND([.G16]&lt;&gt;&quot;&quot;;[.G16]&gt;=5); &quot;AP&quot;;&quot;&quot;)" office:value-type="string" office:string-value="AP">
            <text:p>AP</text:p>
          </table:table-cell>
          <table:table-cell table:formula="of:=IF(AND([.G16]&lt;&gt;&quot;&quot;;[.G16]&lt;5);&quot;SUS&quot;;&quot;&quot;)">
            <text:p/>
          </table:table-cell>
          <table:table-cell table:formula="of:=IF([.G16]=&quot;&quot;;&quot;NP&quot;;&quot;&quot;)">
            <text:p/>
          </table:table-cell>
        </table:table-row>
        <table:table-row table:style-name="ro2"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IF([.C17]&lt;&gt;&quot;&quot;;[.C17]/10;&quot;&quot;)" office:value-type="float" office:value="1">
            <text:p>1</text:p>
          </table:table-cell>
          <table:table-cell table:formula="of:=IF([.D17]&lt;&gt;&quot;&quot;;[.D17]*5/40;&quot;&quot;)" office:value-type="float" office:value="5">
            <text:p>5</text:p>
          </table:table-cell>
          <table:table-cell table:formula="of:=IF(OR([.E17]&lt;&gt;&quot;&quot;;[.F17]&lt;&gt;&quot;&quot;);[.E17]+[.F17];&quot;&quot;)" office:value-type="float" office:value="6">
            <text:p>6</text:p>
          </table:table-cell>
          <table:table-cell table:formula="of:=IF(AND([.G17]&lt;&gt;&quot;&quot;;[.G17]&gt;=5); &quot;AP&quot;;&quot;&quot;)" office:value-type="string" office:string-value="AP">
            <text:p>AP</text:p>
          </table:table-cell>
          <table:table-cell table:formula="of:=IF(AND([.G17]&lt;&gt;&quot;&quot;;[.G17]&lt;5);&quot;SUS&quot;;&quot;&quot;)">
            <text:p/>
          </table:table-cell>
          <table:table-cell table:formula="of:=IF([.G17]=&quot;&quot;;&quot;NP&quot;;&quot;&quot;)">
            <text:p/>
          </table:table-cell>
        </table:table-row>
        <table:table-row table:style-name="ro2"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IF([.C18]&lt;&gt;&quot;&quot;;[.C18]/10;&quot;&quot;)" office:value-type="float" office:value="2">
            <text:p>2</text:p>
          </table:table-cell>
          <table:table-cell table:formula="of:=IF([.D18]&lt;&gt;&quot;&quot;;[.D18]*5/40;&quot;&quot;)" office:value-type="float" office:value="3.125">
            <text:p>3,13</text:p>
          </table:table-cell>
          <table:table-cell table:formula="of:=IF(OR([.E18]&lt;&gt;&quot;&quot;;[.F18]&lt;&gt;&quot;&quot;);[.E18]+[.F18];&quot;&quot;)" office:value-type="float" office:value="5.125">
            <text:p>5,13</text:p>
          </table:table-cell>
          <table:table-cell table:formula="of:=IF(AND([.G18]&lt;&gt;&quot;&quot;;[.G18]&gt;=5); &quot;AP&quot;;&quot;&quot;)" office:value-type="string" office:string-value="AP">
            <text:p>AP</text:p>
          </table:table-cell>
          <table:table-cell table:formula="of:=IF(AND([.G18]&lt;&gt;&quot;&quot;;[.G18]&lt;5);&quot;SUS&quot;;&quot;&quot;)">
            <text:p/>
          </table:table-cell>
          <table:table-cell table:formula="of:=IF([.G18]=&quot;&quot;;&quot;NP&quot;;&quot;&quot;)">
            <text:p/>
          </table:table-cell>
        </table:table-row>
        <table:table-row table:style-name="ro2"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IF([.C19]&lt;&gt;&quot;&quot;;[.C19]/10;&quot;&quot;)" office:value-type="float" office:value="0">
            <text:p>0</text:p>
          </table:table-cell>
          <table:table-cell table:formula="of:=IF([.D19]&lt;&gt;&quot;&quot;;[.D19]*5/40;&quot;&quot;)" office:value-type="float" office:value="1.875">
            <text:p>1,88</text:p>
          </table:table-cell>
          <table:table-cell table:formula="of:=IF(OR([.E19]&lt;&gt;&quot;&quot;;[.F19]&lt;&gt;&quot;&quot;);[.E19]+[.F19];&quot;&quot;)" office:value-type="float" office:value="1.875">
            <text:p>1,88</text:p>
          </table:table-cell>
          <table:table-cell table:formula="of:=IF(AND([.G19]&lt;&gt;&quot;&quot;;[.G19]&gt;=5); &quot;AP&quot;;&quot;&quot;)">
            <text:p/>
          </table:table-cell>
          <table:table-cell table:formula="of:=IF(AND([.G19]&lt;&gt;&quot;&quot;;[.G19]&lt;5);&quot;SUS&quot;;&quot;&quot;)" office:value-type="string" office:string-value="SUS">
            <text:p>SUS</text:p>
          </table:table-cell>
          <table:table-cell table:formula="of:=IF([.G19]=&quot;&quot;;&quot;NP&quot;;&quot;&quot;)">
            <text:p/>
          </table:table-cell>
        </table:table-row>
        <table:table-row table:style-name="ro2"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IF([.C20]&lt;&gt;&quot;&quot;;[.C20]/10;&quot;&quot;)" office:value-type="float" office:value="2">
            <text:p>2</text:p>
          </table:table-cell>
          <table:table-cell table:formula="of:=IF([.D20]&lt;&gt;&quot;&quot;;[.D20]*5/40;&quot;&quot;)" office:value-type="float" office:value="5">
            <text:p>5</text:p>
          </table:table-cell>
          <table:table-cell table:formula="of:=IF(OR([.E20]&lt;&gt;&quot;&quot;;[.F20]&lt;&gt;&quot;&quot;);[.E20]+[.F20];&quot;&quot;)" office:value-type="float" office:value="7">
            <text:p>7</text:p>
          </table:table-cell>
          <table:table-cell table:formula="of:=IF(AND([.G20]&lt;&gt;&quot;&quot;;[.G20]&gt;=5); &quot;AP&quot;;&quot;&quot;)" office:value-type="string" office:string-value="AP">
            <text:p>AP</text:p>
          </table:table-cell>
          <table:table-cell table:formula="of:=IF(AND([.G20]&lt;&gt;&quot;&quot;;[.G20]&lt;5);&quot;SUS&quot;;&quot;&quot;)">
            <text:p/>
          </table:table-cell>
          <table:table-cell table:formula="of:=IF([.G20]=&quot;&quot;;&quot;NP&quot;;&quot;&quot;)">
            <text:p/>
          </table:table-cell>
        </table:table-row>
        <table:table-row table:style-name="ro2"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number-columns-repeated="2"/>
          <table:table-cell table:formula="of:=IF([.C21]&lt;&gt;&quot;&quot;;[.C21]/10;&quot;&quot;)">
            <text:p/>
          </table:table-cell>
          <table:table-cell table:formula="of:=IF([.D21]&lt;&gt;&quot;&quot;;[.D21]*5/40;&quot;&quot;)">
            <text:p/>
          </table:table-cell>
          <table:table-cell table:formula="of:=IF(OR([.E21]&lt;&gt;&quot;&quot;;[.F21]&lt;&gt;&quot;&quot;);[.E21]+[.F21];&quot;&quot;)">
            <text:p/>
          </table:table-cell>
          <table:table-cell table:formula="of:=IF(AND([.G21]&lt;&gt;&quot;&quot;;[.G21]&gt;=5); &quot;AP&quot;;&quot;&quot;)">
            <text:p/>
          </table:table-cell>
          <table:table-cell table:formula="of:=IF(AND([.G21]&lt;&gt;&quot;&quot;;[.G21]&lt;5);&quot;SUS&quot;;&quot;&quot;)">
            <text:p/>
          </table:table-cell>
          <table:table-cell table:formula="of:=IF([.G21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table:number-columns-repeated="2" office:value-type="float" office:value="40">
            <text:p>40</text:p>
          </table:table-cell>
          <table:table-cell table:formula="of:=IF([.C22]&lt;&gt;&quot;&quot;;[.C22]/10;&quot;&quot;)" office:value-type="float" office:value="4">
            <text:p>4</text:p>
          </table:table-cell>
          <table:table-cell table:formula="of:=IF([.D22]&lt;&gt;&quot;&quot;;[.D22]*5/40;&quot;&quot;)" office:value-type="float" office:value="5">
            <text:p>5</text:p>
          </table:table-cell>
          <table:table-cell table:formula="of:=IF(OR([.E22]&lt;&gt;&quot;&quot;;[.F22]&lt;&gt;&quot;&quot;);[.E22]+[.F22];&quot;&quot;)" office:value-type="float" office:value="9">
            <text:p>9</text:p>
          </table:table-cell>
          <table:table-cell table:formula="of:=IF(AND([.G22]&lt;&gt;&quot;&quot;;[.G22]&gt;=5); &quot;AP&quot;;&quot;&quot;)" office:value-type="string" office:string-value="AP">
            <text:p>AP</text:p>
          </table:table-cell>
          <table:table-cell table:formula="of:=IF(AND([.G22]&lt;&gt;&quot;&quot;;[.G22]&lt;5);&quot;SUS&quot;;&quot;&quot;)">
            <text:p/>
          </table:table-cell>
          <table:table-cell table:formula="of:=IF([.G22]=&quot;&quot;;&quot;NP&quot;;&quot;&quot;)">
            <text:p/>
          </table:table-cell>
        </table:table-row>
        <table:table-row table:style-name="ro2"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IF([.C23]&lt;&gt;&quot;&quot;;[.C23]/10;&quot;&quot;)" office:value-type="float" office:value="5">
            <text:p>5</text:p>
          </table:table-cell>
          <table:table-cell table:formula="of:=IF([.D23]&lt;&gt;&quot;&quot;;[.D23]*5/40;&quot;&quot;)" office:value-type="float" office:value="3.75">
            <text:p>3,75</text:p>
          </table:table-cell>
          <table:table-cell table:formula="of:=IF(OR([.E23]&lt;&gt;&quot;&quot;;[.F23]&lt;&gt;&quot;&quot;);[.E23]+[.F23];&quot;&quot;)" office:value-type="float" office:value="8.75">
            <text:p>8,75</text:p>
          </table:table-cell>
          <table:table-cell table:formula="of:=IF(AND([.G23]&lt;&gt;&quot;&quot;;[.G23]&gt;=5); &quot;AP&quot;;&quot;&quot;)" office:value-type="string" office:string-value="AP">
            <text:p>AP</text:p>
          </table:table-cell>
          <table:table-cell table:formula="of:=IF(AND([.G23]&lt;&gt;&quot;&quot;;[.G23]&lt;5);&quot;SUS&quot;;&quot;&quot;)">
            <text:p/>
          </table:table-cell>
          <table:table-cell table:formula="of:=IF([.G23]=&quot;&quot;;&quot;NP&quot;;&quot;&quot;)">
            <text:p/>
          </table:table-cell>
        </table:table-row>
        <table:table-row table:style-name="ro2"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number-columns-repeated="2"/>
          <table:table-cell table:formula="of:=IF([.C24]&lt;&gt;&quot;&quot;;[.C24]/10;&quot;&quot;)">
            <text:p/>
          </table:table-cell>
          <table:table-cell table:formula="of:=IF([.D24]&lt;&gt;&quot;&quot;;[.D24]*5/40;&quot;&quot;)">
            <text:p/>
          </table:table-cell>
          <table:table-cell table:formula="of:=IF(OR([.E24]&lt;&gt;&quot;&quot;;[.F24]&lt;&gt;&quot;&quot;);[.E24]+[.F24];&quot;&quot;)">
            <text:p/>
          </table:table-cell>
          <table:table-cell table:formula="of:=IF(AND([.G24]&lt;&gt;&quot;&quot;;[.G24]&gt;=5); &quot;AP&quot;;&quot;&quot;)">
            <text:p/>
          </table:table-cell>
          <table:table-cell table:formula="of:=IF(AND([.G24]&lt;&gt;&quot;&quot;;[.G24]&lt;5);&quot;SUS&quot;;&quot;&quot;)">
            <text:p/>
          </table:table-cell>
          <table:table-cell table:formula="of:=IF([.G24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IF([.C25]&lt;&gt;&quot;&quot;;[.C25]/10;&quot;&quot;)" office:value-type="float" office:value="3">
            <text:p>3</text:p>
          </table:table-cell>
          <table:table-cell table:formula="of:=IF([.D25]&lt;&gt;&quot;&quot;;[.D25]*5/40;&quot;&quot;)" office:value-type="float" office:value="2.5">
            <text:p>2,5</text:p>
          </table:table-cell>
          <table:table-cell table:formula="of:=IF(OR([.E25]&lt;&gt;&quot;&quot;;[.F25]&lt;&gt;&quot;&quot;);[.E25]+[.F25];&quot;&quot;)" office:value-type="float" office:value="5.5">
            <text:p>5,5</text:p>
          </table:table-cell>
          <table:table-cell table:formula="of:=IF(AND([.G25]&lt;&gt;&quot;&quot;;[.G25]&gt;=5); &quot;AP&quot;;&quot;&quot;)" office:value-type="string" office:string-value="AP">
            <text:p>AP</text:p>
          </table:table-cell>
          <table:table-cell table:formula="of:=IF(AND([.G25]&lt;&gt;&quot;&quot;;[.G25]&lt;5);&quot;SUS&quot;;&quot;&quot;)">
            <text:p/>
          </table:table-cell>
          <table:table-cell table:formula="of:=IF([.G25]=&quot;&quot;;&quot;NP&quot;;&quot;&quot;)">
            <text:p/>
          </table:table-cell>
        </table:table-row>
        <table:table-row table:style-name="ro2"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table:number-columns-repeated="2" office:value-type="float" office:value="30">
            <text:p>30</text:p>
          </table:table-cell>
          <table:table-cell table:formula="of:=IF([.C26]&lt;&gt;&quot;&quot;;[.C26]/10;&quot;&quot;)" office:value-type="float" office:value="3">
            <text:p>3</text:p>
          </table:table-cell>
          <table:table-cell table:formula="of:=IF([.D26]&lt;&gt;&quot;&quot;;[.D26]*5/40;&quot;&quot;)" office:value-type="float" office:value="3.75">
            <text:p>3,75</text:p>
          </table:table-cell>
          <table:table-cell table:formula="of:=IF(OR([.E26]&lt;&gt;&quot;&quot;;[.F26]&lt;&gt;&quot;&quot;);[.E26]+[.F26];&quot;&quot;)" office:value-type="float" office:value="6.75">
            <text:p>6,75</text:p>
          </table:table-cell>
          <table:table-cell table:formula="of:=IF(AND([.G26]&lt;&gt;&quot;&quot;;[.G26]&gt;=5); &quot;AP&quot;;&quot;&quot;)" office:value-type="string" office:string-value="AP">
            <text:p>AP</text:p>
          </table:table-cell>
          <table:table-cell table:formula="of:=IF(AND([.G26]&lt;&gt;&quot;&quot;;[.G26]&lt;5);&quot;SUS&quot;;&quot;&quot;)">
            <text:p/>
          </table:table-cell>
          <table:table-cell table:formula="of:=IF([.G26]=&quot;&quot;;&quot;NP&quot;;&quot;&quot;)">
            <text:p/>
          </table:table-cell>
        </table:table-row>
        <table:table-row table:style-name="ro2"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table:number-columns-repeated="2" office:value-type="float" office:value="0">
            <text:p>0</text:p>
          </table:table-cell>
          <table:table-cell table:formula="of:=IF([.C27]&lt;&gt;&quot;&quot;;[.C27]/10;&quot;&quot;)" office:value-type="float" office:value="0">
            <text:p>0</text:p>
          </table:table-cell>
          <table:table-cell table:formula="of:=IF([.D27]&lt;&gt;&quot;&quot;;[.D27]*5/40;&quot;&quot;)" office:value-type="float" office:value="0">
            <text:p>0</text:p>
          </table:table-cell>
          <table:table-cell table:formula="of:=IF(OR([.E27]&lt;&gt;&quot;&quot;;[.F27]&lt;&gt;&quot;&quot;);[.E27]+[.F27];&quot;&quot;)" office:value-type="float" office:value="0">
            <text:p>0</text:p>
          </table:table-cell>
          <table:table-cell table:formula="of:=IF(AND([.G27]&lt;&gt;&quot;&quot;;[.G27]&gt;=5); &quot;AP&quot;;&quot;&quot;)">
            <text:p/>
          </table:table-cell>
          <table:table-cell table:formula="of:=IF(AND([.G27]&lt;&gt;&quot;&quot;;[.G27]&lt;5);&quot;SUS&quot;;&quot;&quot;)" office:value-type="string" office:string-value="SUS">
            <text:p>SUS</text:p>
          </table:table-cell>
          <table:table-cell table:formula="of:=IF([.G27]=&quot;&quot;;&quot;NP&quot;;&quot;&quot;)">
            <text:p/>
          </table:table-cell>
        </table:table-row>
        <table:table-row table:style-name="ro2"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number-columns-repeated="2"/>
          <table:table-cell table:formula="of:=IF([.C28]&lt;&gt;&quot;&quot;;[.C28]/10;&quot;&quot;)">
            <text:p/>
          </table:table-cell>
          <table:table-cell table:formula="of:=IF([.D28]&lt;&gt;&quot;&quot;;[.D28]*5/40;&quot;&quot;)">
            <text:p/>
          </table:table-cell>
          <table:table-cell table:formula="of:=IF(OR([.E28]&lt;&gt;&quot;&quot;;[.F28]&lt;&gt;&quot;&quot;);[.E28]+[.F28];&quot;&quot;)">
            <text:p/>
          </table:table-cell>
          <table:table-cell table:formula="of:=IF(AND([.G28]&lt;&gt;&quot;&quot;;[.G28]&gt;=5); &quot;AP&quot;;&quot;&quot;)">
            <text:p/>
          </table:table-cell>
          <table:table-cell table:formula="of:=IF(AND([.G28]&lt;&gt;&quot;&quot;;[.G28]&lt;5);&quot;SUS&quot;;&quot;&quot;)">
            <text:p/>
          </table:table-cell>
          <table:table-cell table:formula="of:=IF([.G28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IF([.C29]&lt;&gt;&quot;&quot;;[.C29]/10;&quot;&quot;)" office:value-type="float" office:value="3">
            <text:p>3</text:p>
          </table:table-cell>
          <table:table-cell table:formula="of:=IF([.D29]&lt;&gt;&quot;&quot;;[.D29]*5/40;&quot;&quot;)" office:value-type="float" office:value="1.25">
            <text:p>1,25</text:p>
          </table:table-cell>
          <table:table-cell table:formula="of:=IF(OR([.E29]&lt;&gt;&quot;&quot;;[.F29]&lt;&gt;&quot;&quot;);[.E29]+[.F29];&quot;&quot;)" office:value-type="float" office:value="4.25">
            <text:p>4,25</text:p>
          </table:table-cell>
          <table:table-cell table:formula="of:=IF(AND([.G29]&lt;&gt;&quot;&quot;;[.G29]&gt;=5); &quot;AP&quot;;&quot;&quot;)">
            <text:p/>
          </table:table-cell>
          <table:table-cell table:formula="of:=IF(AND([.G29]&lt;&gt;&quot;&quot;;[.G29]&lt;5);&quot;SUS&quot;;&quot;&quot;)" office:value-type="string" office:string-value="SUS">
            <text:p>SUS</text:p>
          </table:table-cell>
          <table:table-cell table:formula="of:=IF([.G29]=&quot;&quot;;&quot;NP&quot;;&quot;&quot;)">
            <text:p/>
          </table:table-cell>
        </table:table-row>
        <table:table-row table:style-name="ro2">
          <table:table-cell office:value-type="string">
            <text:p>43088337E</text:p>
          </table:table-cell>
          <table:table-cell office:value-type="string">
            <text:p>Jódar Roca, Jose Gustavo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IF([.C30]&lt;&gt;&quot;&quot;;[.C30]/10;&quot;&quot;)" office:value-type="float" office:value="1">
            <text:p>1</text:p>
          </table:table-cell>
          <table:table-cell table:formula="of:=IF([.D30]&lt;&gt;&quot;&quot;;[.D30]*5/40;&quot;&quot;)" office:value-type="float" office:value="3.125">
            <text:p>3,13</text:p>
          </table:table-cell>
          <table:table-cell table:formula="of:=IF(OR([.E30]&lt;&gt;&quot;&quot;;[.F30]&lt;&gt;&quot;&quot;);[.E30]+[.F30];&quot;&quot;)" office:value-type="float" office:value="4.125">
            <text:p>4,13</text:p>
          </table:table-cell>
          <table:table-cell table:formula="of:=IF(AND([.G30]&lt;&gt;&quot;&quot;;[.G30]&gt;=5); &quot;AP&quot;;&quot;&quot;)">
            <text:p/>
          </table:table-cell>
          <table:table-cell table:formula="of:=IF(AND([.G30]&lt;&gt;&quot;&quot;;[.G30]&lt;5);&quot;SUS&quot;;&quot;&quot;)" office:value-type="string" office:string-value="SUS">
            <text:p>SUS</text:p>
          </table:table-cell>
          <table:table-cell table:formula="of:=IF([.G30]=&quot;&quot;;&quot;NP&quot;;&quot;&quot;)">
            <text:p/>
          </table:table-cell>
        </table:table-row>
        <table:table-row table:style-name="ro2"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IF([.C31]&lt;&gt;&quot;&quot;;[.C31]/10;&quot;&quot;)" office:value-type="float" office:value="5">
            <text:p>5</text:p>
          </table:table-cell>
          <table:table-cell table:formula="of:=IF([.D31]&lt;&gt;&quot;&quot;;[.D31]*5/40;&quot;&quot;)" office:value-type="float" office:value="3.125">
            <text:p>3,13</text:p>
          </table:table-cell>
          <table:table-cell table:formula="of:=IF(OR([.E31]&lt;&gt;&quot;&quot;;[.F31]&lt;&gt;&quot;&quot;);[.E31]+[.F31];&quot;&quot;)" office:value-type="float" office:value="8.125">
            <text:p>8,13</text:p>
          </table:table-cell>
          <table:table-cell table:formula="of:=IF(AND([.G31]&lt;&gt;&quot;&quot;;[.G31]&gt;=5); &quot;AP&quot;;&quot;&quot;)" office:value-type="string" office:string-value="AP">
            <text:p>AP</text:p>
          </table:table-cell>
          <table:table-cell table:formula="of:=IF(AND([.G31]&lt;&gt;&quot;&quot;;[.G31]&lt;5);&quot;SUS&quot;;&quot;&quot;)">
            <text:p/>
          </table:table-cell>
          <table:table-cell table:formula="of:=IF([.G31]=&quot;&quot;;&quot;NP&quot;;&quot;&quot;)">
            <text:p/>
          </table:table-cell>
        </table:table-row>
        <table:table-row table:style-name="ro2"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IF([.C32]&lt;&gt;&quot;&quot;;[.C32]/10;&quot;&quot;)" office:value-type="float" office:value="3">
            <text:p>3</text:p>
          </table:table-cell>
          <table:table-cell table:formula="of:=IF([.D32]&lt;&gt;&quot;&quot;;[.D32]*5/40;&quot;&quot;)" office:value-type="float" office:value="3.125">
            <text:p>3,13</text:p>
          </table:table-cell>
          <table:table-cell table:formula="of:=IF(OR([.E32]&lt;&gt;&quot;&quot;;[.F32]&lt;&gt;&quot;&quot;);[.E32]+[.F32];&quot;&quot;)" office:value-type="float" office:value="6.125">
            <text:p>6,13</text:p>
          </table:table-cell>
          <table:table-cell table:formula="of:=IF(AND([.G32]&lt;&gt;&quot;&quot;;[.G32]&gt;=5); &quot;AP&quot;;&quot;&quot;)" office:value-type="string" office:string-value="AP">
            <text:p>AP</text:p>
          </table:table-cell>
          <table:table-cell table:formula="of:=IF(AND([.G32]&lt;&gt;&quot;&quot;;[.G32]&lt;5);&quot;SUS&quot;;&quot;&quot;)">
            <text:p/>
          </table:table-cell>
          <table:table-cell table:formula="of:=IF([.G32]=&quot;&quot;;&quot;NP&quot;;&quot;&quot;)">
            <text:p/>
          </table:table-cell>
        </table:table-row>
        <table:table-row table:style-name="ro2"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IF([.C33]&lt;&gt;&quot;&quot;;[.C33]/10;&quot;&quot;)" office:value-type="float" office:value="3">
            <text:p>3</text:p>
          </table:table-cell>
          <table:table-cell table:formula="of:=IF([.D33]&lt;&gt;&quot;&quot;;[.D33]*5/40;&quot;&quot;)" office:value-type="float" office:value="1.25">
            <text:p>1,25</text:p>
          </table:table-cell>
          <table:table-cell table:formula="of:=IF(OR([.E33]&lt;&gt;&quot;&quot;;[.F33]&lt;&gt;&quot;&quot;);[.E33]+[.F33];&quot;&quot;)" office:value-type="float" office:value="4.25">
            <text:p>4,25</text:p>
          </table:table-cell>
          <table:table-cell table:formula="of:=IF(AND([.G33]&lt;&gt;&quot;&quot;;[.G33]&gt;=5); &quot;AP&quot;;&quot;&quot;)">
            <text:p/>
          </table:table-cell>
          <table:table-cell table:formula="of:=IF(AND([.G33]&lt;&gt;&quot;&quot;;[.G33]&lt;5);&quot;SUS&quot;;&quot;&quot;)" office:value-type="string" office:string-value="SUS">
            <text:p>SUS</text:p>
          </table:table-cell>
          <table:table-cell table:formula="of:=IF([.G33]=&quot;&quot;;&quot;NP&quot;;&quot;&quot;)">
            <text:p/>
          </table:table-cell>
        </table:table-row>
        <table:table-row table:style-name="ro2"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table:number-columns-repeated="2" office:value-type="float" office:value="30">
            <text:p>30</text:p>
          </table:table-cell>
          <table:table-cell table:formula="of:=IF([.C34]&lt;&gt;&quot;&quot;;[.C34]/10;&quot;&quot;)" office:value-type="float" office:value="3">
            <text:p>3</text:p>
          </table:table-cell>
          <table:table-cell table:formula="of:=IF([.D34]&lt;&gt;&quot;&quot;;[.D34]*5/40;&quot;&quot;)" office:value-type="float" office:value="3.75">
            <text:p>3,75</text:p>
          </table:table-cell>
          <table:table-cell table:formula="of:=IF(OR([.E34]&lt;&gt;&quot;&quot;;[.F34]&lt;&gt;&quot;&quot;);[.E34]+[.F34];&quot;&quot;)" office:value-type="float" office:value="6.75">
            <text:p>6,75</text:p>
          </table:table-cell>
          <table:table-cell table:formula="of:=IF(AND([.G34]&lt;&gt;&quot;&quot;;[.G34]&gt;=5); &quot;AP&quot;;&quot;&quot;)" office:value-type="string" office:string-value="AP">
            <text:p>AP</text:p>
          </table:table-cell>
          <table:table-cell table:formula="of:=IF(AND([.G34]&lt;&gt;&quot;&quot;;[.G34]&lt;5);&quot;SUS&quot;;&quot;&quot;)">
            <text:p/>
          </table:table-cell>
          <table:table-cell table:formula="of:=IF([.G34]=&quot;&quot;;&quot;NP&quot;;&quot;&quot;)">
            <text:p/>
          </table:table-cell>
        </table:table-row>
        <table:table-row table:style-name="ro2"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office:value-type="float" office:value="15">
            <text:p>15</text:p>
          </table:table-cell>
          <table:table-cell table:style-name="ce9" office:value-type="float" office:value="20">
            <text:p>20</text:p>
          </table:table-cell>
          <table:table-cell table:style-name="ce12" table:formula="of:=IF([.C35]&lt;&gt;&quot;&quot;;[.C35]/10;&quot;&quot;)" office:value-type="float" office:value="1.5">
            <text:p>1,5</text:p>
          </table:table-cell>
          <table:table-cell table:formula="of:=IF([.D35]&lt;&gt;&quot;&quot;;[.D35]*5/40;&quot;&quot;)" office:value-type="float" office:value="2.5">
            <text:p>2,5</text:p>
          </table:table-cell>
          <table:table-cell table:formula="of:=IF(OR([.E35]&lt;&gt;&quot;&quot;;[.F35]&lt;&gt;&quot;&quot;);[.E35]+[.F35];&quot;&quot;)" office:value-type="float" office:value="4">
            <text:p>4</text:p>
          </table:table-cell>
          <table:table-cell table:formula="of:=IF(AND([.G35]&lt;&gt;&quot;&quot;;[.G35]&gt;=5); &quot;AP&quot;;&quot;&quot;)">
            <text:p/>
          </table:table-cell>
          <table:table-cell table:formula="of:=IF(AND([.G35]&lt;&gt;&quot;&quot;;[.G35]&lt;5);&quot;SUS&quot;;&quot;&quot;)" office:value-type="string" office:string-value="SUS">
            <text:p>SUS</text:p>
          </table:table-cell>
          <table:table-cell table:formula="of:=IF([.G35]=&quot;&quot;;&quot;NP&quot;;&quot;&quot;)">
            <text:p/>
          </table:table-cell>
        </table:table-row>
        <table:table-row table:style-name="ro2"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IF([.C36]&lt;&gt;&quot;&quot;;[.C36]/10;&quot;&quot;)" office:value-type="float" office:value="3">
            <text:p>3</text:p>
          </table:table-cell>
          <table:table-cell table:formula="of:=IF([.D36]&lt;&gt;&quot;&quot;;[.D36]*5/40;&quot;&quot;)" office:value-type="float" office:value="4.375">
            <text:p>4,38</text:p>
          </table:table-cell>
          <table:table-cell table:formula="of:=IF(OR([.E36]&lt;&gt;&quot;&quot;;[.F36]&lt;&gt;&quot;&quot;);[.E36]+[.F36];&quot;&quot;)" office:value-type="float" office:value="7.375">
            <text:p>7,38</text:p>
          </table:table-cell>
          <table:table-cell table:formula="of:=IF(AND([.G36]&lt;&gt;&quot;&quot;;[.G36]&gt;=5); &quot;AP&quot;;&quot;&quot;)" office:value-type="string" office:string-value="AP">
            <text:p>AP</text:p>
          </table:table-cell>
          <table:table-cell table:formula="of:=IF(AND([.G36]&lt;&gt;&quot;&quot;;[.G36]&lt;5);&quot;SUS&quot;;&quot;&quot;)">
            <text:p/>
          </table:table-cell>
          <table:table-cell table:formula="of:=IF([.G36]=&quot;&quot;;&quot;NP&quot;;&quot;&quot;)">
            <text:p/>
          </table:table-cell>
        </table:table-row>
        <table:table-row table:style-name="ro2"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IF([.C37]&lt;&gt;&quot;&quot;;[.C37]/10;&quot;&quot;)" office:value-type="float" office:value="1">
            <text:p>1</text:p>
          </table:table-cell>
          <table:table-cell table:formula="of:=IF([.D37]&lt;&gt;&quot;&quot;;[.D37]*5/40;&quot;&quot;)" office:value-type="float" office:value="4.375">
            <text:p>4,38</text:p>
          </table:table-cell>
          <table:table-cell table:formula="of:=IF(OR([.E37]&lt;&gt;&quot;&quot;;[.F37]&lt;&gt;&quot;&quot;);[.E37]+[.F37];&quot;&quot;)" office:value-type="float" office:value="5.375">
            <text:p>5,38</text:p>
          </table:table-cell>
          <table:table-cell table:formula="of:=IF(AND([.G37]&lt;&gt;&quot;&quot;;[.G37]&gt;=5); &quot;AP&quot;;&quot;&quot;)" office:value-type="string" office:string-value="AP">
            <text:p>AP</text:p>
          </table:table-cell>
          <table:table-cell table:formula="of:=IF(AND([.G37]&lt;&gt;&quot;&quot;;[.G37]&lt;5);&quot;SUS&quot;;&quot;&quot;)">
            <text:p/>
          </table:table-cell>
          <table:table-cell table:formula="of:=IF([.G37]=&quot;&quot;;&quot;NP&quot;;&quot;&quot;)">
            <text:p/>
          </table:table-cell>
        </table:table-row>
        <table:table-row table:style-name="ro2"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IF([.C38]&lt;&gt;&quot;&quot;;[.C38]/10;&quot;&quot;)" office:value-type="float" office:value="2">
            <text:p>2</text:p>
          </table:table-cell>
          <table:table-cell table:formula="of:=IF([.D38]&lt;&gt;&quot;&quot;;[.D38]*5/40;&quot;&quot;)" office:value-type="float" office:value="5">
            <text:p>5</text:p>
          </table:table-cell>
          <table:table-cell table:formula="of:=IF(OR([.E38]&lt;&gt;&quot;&quot;;[.F38]&lt;&gt;&quot;&quot;);[.E38]+[.F38];&quot;&quot;)" office:value-type="float" office:value="7">
            <text:p>7</text:p>
          </table:table-cell>
          <table:table-cell table:formula="of:=IF(AND([.G38]&lt;&gt;&quot;&quot;;[.G38]&gt;=5); &quot;AP&quot;;&quot;&quot;)" office:value-type="string" office:string-value="AP">
            <text:p>AP</text:p>
          </table:table-cell>
          <table:table-cell table:formula="of:=IF(AND([.G38]&lt;&gt;&quot;&quot;;[.G38]&lt;5);&quot;SUS&quot;;&quot;&quot;)">
            <text:p/>
          </table:table-cell>
          <table:table-cell table:formula="of:=IF([.G38]=&quot;&quot;;&quot;NP&quot;;&quot;&quot;)">
            <text:p/>
          </table:table-cell>
        </table:table-row>
        <table:table-row table:style-name="ro2"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number-columns-repeated="2"/>
          <table:table-cell table:formula="of:=IF([.C39]&lt;&gt;&quot;&quot;;[.C39]/10;&quot;&quot;)">
            <text:p/>
          </table:table-cell>
          <table:table-cell table:formula="of:=IF([.D39]&lt;&gt;&quot;&quot;;[.D39]*5/40;&quot;&quot;)">
            <text:p/>
          </table:table-cell>
          <table:table-cell table:formula="of:=IF(OR([.E39]&lt;&gt;&quot;&quot;;[.F39]&lt;&gt;&quot;&quot;);[.E39]+[.F39];&quot;&quot;)">
            <text:p/>
          </table:table-cell>
          <table:table-cell table:formula="of:=IF(AND([.G39]&lt;&gt;&quot;&quot;;[.G39]&gt;=5); &quot;AP&quot;;&quot;&quot;)">
            <text:p/>
          </table:table-cell>
          <table:table-cell table:formula="of:=IF(AND([.G39]&lt;&gt;&quot;&quot;;[.G39]&lt;5);&quot;SUS&quot;;&quot;&quot;)">
            <text:p/>
          </table:table-cell>
          <table:table-cell table:formula="of:=IF([.G39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number-columns-repeated="2"/>
          <table:table-cell table:formula="of:=IF([.C40]&lt;&gt;&quot;&quot;;[.C40]/10;&quot;&quot;)">
            <text:p/>
          </table:table-cell>
          <table:table-cell table:formula="of:=IF([.D40]&lt;&gt;&quot;&quot;;[.D40]*5/40;&quot;&quot;)">
            <text:p/>
          </table:table-cell>
          <table:table-cell table:formula="of:=IF(OR([.E40]&lt;&gt;&quot;&quot;;[.F40]&lt;&gt;&quot;&quot;);[.E40]+[.F40];&quot;&quot;)">
            <text:p/>
          </table:table-cell>
          <table:table-cell table:formula="of:=IF(AND([.G40]&lt;&gt;&quot;&quot;;[.G40]&gt;=5); &quot;AP&quot;;&quot;&quot;)">
            <text:p/>
          </table:table-cell>
          <table:table-cell table:formula="of:=IF(AND([.G40]&lt;&gt;&quot;&quot;;[.G40]&lt;5);&quot;SUS&quot;;&quot;&quot;)">
            <text:p/>
          </table:table-cell>
          <table:table-cell table:formula="of:=IF([.G40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/>
          <table:table-cell office:value-type="float" office:value="15">
            <text:p>15</text:p>
          </table:table-cell>
          <table:table-cell table:formula="of:=IF([.C41]&lt;&gt;&quot;&quot;;[.C41]/10;&quot;&quot;)">
            <text:p/>
          </table:table-cell>
          <table:table-cell table:formula="of:=IF([.D41]&lt;&gt;&quot;&quot;;[.D41]*5/40;&quot;&quot;)" office:value-type="float" office:value="1.875">
            <text:p>1,88</text:p>
          </table:table-cell>
          <table:table-cell table:formula="of:=IF(OR([.E41]&lt;&gt;&quot;&quot;;[.F41]&lt;&gt;&quot;&quot;);[.E41]+[.F41];&quot;&quot;)" office:value-type="float" office:value="1.875">
            <text:p>1,88</text:p>
          </table:table-cell>
          <table:table-cell table:formula="of:=IF(AND([.G41]&lt;&gt;&quot;&quot;;[.G41]&gt;=5); &quot;AP&quot;;&quot;&quot;)">
            <text:p/>
          </table:table-cell>
          <table:table-cell table:formula="of:=IF(AND([.G41]&lt;&gt;&quot;&quot;;[.G41]&lt;5);&quot;SUS&quot;;&quot;&quot;)" office:value-type="string" office:string-value="SUS">
            <text:p>SUS</text:p>
          </table:table-cell>
          <table:table-cell table:formula="of:=IF([.G41]=&quot;&quot;;&quot;NP&quot;;&quot;&quot;)">
            <text:p/>
          </table:table-cell>
        </table:table-row>
        <table:table-row table:style-name="ro2"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formula="of:=IF([.C42]&lt;&gt;&quot;&quot;;[.C42]/10;&quot;&quot;)" office:value-type="float" office:value="2.5">
            <text:p>2,5</text:p>
          </table:table-cell>
          <table:table-cell table:formula="of:=IF([.D42]&lt;&gt;&quot;&quot;;[.D42]*5/40;&quot;&quot;)" office:value-type="float" office:value="5">
            <text:p>5</text:p>
          </table:table-cell>
          <table:table-cell table:formula="of:=IF(OR([.E42]&lt;&gt;&quot;&quot;;[.F42]&lt;&gt;&quot;&quot;);[.E42]+[.F42];&quot;&quot;)" office:value-type="float" office:value="7.5">
            <text:p>7,5</text:p>
          </table:table-cell>
          <table:table-cell table:formula="of:=IF(AND([.G42]&lt;&gt;&quot;&quot;;[.G42]&gt;=5); &quot;AP&quot;;&quot;&quot;)" office:value-type="string" office:string-value="AP">
            <text:p>AP</text:p>
          </table:table-cell>
          <table:table-cell table:formula="of:=IF(AND([.G42]&lt;&gt;&quot;&quot;;[.G42]&lt;5);&quot;SUS&quot;;&quot;&quot;)">
            <text:p/>
          </table:table-cell>
          <table:table-cell table:formula="of:=IF([.G42]=&quot;&quot;;&quot;NP&quot;;&quot;&quot;)">
            <text:p/>
          </table:table-cell>
        </table:table-row>
        <table:table-row table:style-name="ro2"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table:number-columns-repeated="2"/>
          <table:table-cell table:formula="of:=IF([.C43]&lt;&gt;&quot;&quot;;[.C43]/10;&quot;&quot;)">
            <text:p/>
          </table:table-cell>
          <table:table-cell table:formula="of:=IF([.D43]&lt;&gt;&quot;&quot;;[.D43]*5/40;&quot;&quot;)">
            <text:p/>
          </table:table-cell>
          <table:table-cell table:formula="of:=IF(OR([.E43]&lt;&gt;&quot;&quot;;[.F43]&lt;&gt;&quot;&quot;);[.E43]+[.F43];&quot;&quot;)">
            <text:p/>
          </table:table-cell>
          <table:table-cell table:formula="of:=IF(AND([.G43]&lt;&gt;&quot;&quot;;[.G43]&gt;=5); &quot;AP&quot;;&quot;&quot;)">
            <text:p/>
          </table:table-cell>
          <table:table-cell table:formula="of:=IF(AND([.G43]&lt;&gt;&quot;&quot;;[.G43]&lt;5);&quot;SUS&quot;;&quot;&quot;)">
            <text:p/>
          </table:table-cell>
          <table:table-cell table:formula="of:=IF([.G43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table:number-columns-repeated="2" office:value-type="float" office:value="20">
            <text:p>20</text:p>
          </table:table-cell>
          <table:table-cell table:formula="of:=IF([.C44]&lt;&gt;&quot;&quot;;[.C44]/10;&quot;&quot;)" office:value-type="float" office:value="2">
            <text:p>2</text:p>
          </table:table-cell>
          <table:table-cell table:formula="of:=IF([.D44]&lt;&gt;&quot;&quot;;[.D44]*5/40;&quot;&quot;)" office:value-type="float" office:value="2.5">
            <text:p>2,5</text:p>
          </table:table-cell>
          <table:table-cell table:formula="of:=IF(OR([.E44]&lt;&gt;&quot;&quot;;[.F44]&lt;&gt;&quot;&quot;);[.E44]+[.F44];&quot;&quot;)" office:value-type="float" office:value="4.5">
            <text:p>4,5</text:p>
          </table:table-cell>
          <table:table-cell table:formula="of:=IF(AND([.G44]&lt;&gt;&quot;&quot;;[.G44]&gt;=5); &quot;AP&quot;;&quot;&quot;)">
            <text:p/>
          </table:table-cell>
          <table:table-cell table:formula="of:=IF(AND([.G44]&lt;&gt;&quot;&quot;;[.G44]&lt;5);&quot;SUS&quot;;&quot;&quot;)" office:value-type="string" office:string-value="SUS">
            <text:p>SUS</text:p>
          </table:table-cell>
          <table:table-cell table:formula="of:=IF([.G44]=&quot;&quot;;&quot;NP&quot;;&quot;&quot;)">
            <text:p/>
          </table:table-cell>
        </table:table-row>
        <table:table-row table:style-name="ro2"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number-columns-repeated="2"/>
          <table:table-cell table:formula="of:=IF([.C45]&lt;&gt;&quot;&quot;;[.C45]/10;&quot;&quot;)">
            <text:p/>
          </table:table-cell>
          <table:table-cell table:formula="of:=IF([.D45]&lt;&gt;&quot;&quot;;[.D45]*5/40;&quot;&quot;)">
            <text:p/>
          </table:table-cell>
          <table:table-cell table:formula="of:=IF(OR([.E45]&lt;&gt;&quot;&quot;;[.F45]&lt;&gt;&quot;&quot;);[.E45]+[.F45];&quot;&quot;)">
            <text:p/>
          </table:table-cell>
          <table:table-cell table:formula="of:=IF(AND([.G45]&lt;&gt;&quot;&quot;;[.G45]&gt;=5); &quot;AP&quot;;&quot;&quot;)">
            <text:p/>
          </table:table-cell>
          <table:table-cell table:formula="of:=IF(AND([.G45]&lt;&gt;&quot;&quot;;[.G45]&lt;5);&quot;SUS&quot;;&quot;&quot;)">
            <text:p/>
          </table:table-cell>
          <table:table-cell table:formula="of:=IF([.G45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number-columns-repeated="2"/>
          <table:table-cell table:formula="of:=IF([.C46]&lt;&gt;&quot;&quot;;[.C46]/10;&quot;&quot;)">
            <text:p/>
          </table:table-cell>
          <table:table-cell table:formula="of:=IF([.D46]&lt;&gt;&quot;&quot;;[.D46]*5/40;&quot;&quot;)">
            <text:p/>
          </table:table-cell>
          <table:table-cell table:formula="of:=IF(OR([.E46]&lt;&gt;&quot;&quot;;[.F46]&lt;&gt;&quot;&quot;);[.E46]+[.F46];&quot;&quot;)">
            <text:p/>
          </table:table-cell>
          <table:table-cell table:formula="of:=IF(AND([.G46]&lt;&gt;&quot;&quot;;[.G46]&gt;=5); &quot;AP&quot;;&quot;&quot;)">
            <text:p/>
          </table:table-cell>
          <table:table-cell table:formula="of:=IF(AND([.G46]&lt;&gt;&quot;&quot;;[.G46]&lt;5);&quot;SUS&quot;;&quot;&quot;)">
            <text:p/>
          </table:table-cell>
          <table:table-cell table:formula="of:=IF([.G46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formula="of:=IF([.C47]&lt;&gt;&quot;&quot;;[.C47]/10;&quot;&quot;)" office:value-type="float" office:value="0">
            <text:p>0</text:p>
          </table:table-cell>
          <table:table-cell table:formula="of:=IF([.D47]&lt;&gt;&quot;&quot;;[.D47]*5/40;&quot;&quot;)" office:value-type="float" office:value="1.25">
            <text:p>1,25</text:p>
          </table:table-cell>
          <table:table-cell table:formula="of:=IF(OR([.E47]&lt;&gt;&quot;&quot;;[.F47]&lt;&gt;&quot;&quot;);[.E47]+[.F47];&quot;&quot;)" office:value-type="float" office:value="1.25">
            <text:p>1,25</text:p>
          </table:table-cell>
          <table:table-cell table:formula="of:=IF(AND([.G47]&lt;&gt;&quot;&quot;;[.G47]&gt;=5); &quot;AP&quot;;&quot;&quot;)">
            <text:p/>
          </table:table-cell>
          <table:table-cell table:formula="of:=IF(AND([.G47]&lt;&gt;&quot;&quot;;[.G47]&lt;5);&quot;SUS&quot;;&quot;&quot;)" office:value-type="string" office:string-value="SUS">
            <text:p>SUS</text:p>
          </table:table-cell>
          <table:table-cell table:formula="of:=IF([.G47]=&quot;&quot;;&quot;NP&quot;;&quot;&quot;)">
            <text:p/>
          </table:table-cell>
        </table:table-row>
        <table:table-row table:style-name="ro2"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IF([.C48]&lt;&gt;&quot;&quot;;[.C48]/10;&quot;&quot;)" office:value-type="float" office:value="0.5">
            <text:p>0,5</text:p>
          </table:table-cell>
          <table:table-cell table:formula="of:=IF([.D48]&lt;&gt;&quot;&quot;;[.D48]*5/40;&quot;&quot;)" office:value-type="float" office:value="4.375">
            <text:p>4,38</text:p>
          </table:table-cell>
          <table:table-cell table:formula="of:=IF(OR([.E48]&lt;&gt;&quot;&quot;;[.F48]&lt;&gt;&quot;&quot;);[.E48]+[.F48];&quot;&quot;)" office:value-type="float" office:value="4.875">
            <text:p>4,88</text:p>
          </table:table-cell>
          <table:table-cell table:formula="of:=IF(AND([.G48]&lt;&gt;&quot;&quot;;[.G48]&gt;=5); &quot;AP&quot;;&quot;&quot;)">
            <text:p/>
          </table:table-cell>
          <table:table-cell table:formula="of:=IF(AND([.G48]&lt;&gt;&quot;&quot;;[.G48]&lt;5);&quot;SUS&quot;;&quot;&quot;)" office:value-type="string" office:string-value="SUS">
            <text:p>SUS</text:p>
          </table:table-cell>
          <table:table-cell table:formula="of:=IF([.G48]=&quot;&quot;;&quot;NP&quot;;&quot;&quot;)">
            <text:p/>
          </table:table-cell>
        </table:table-row>
        <table:table-row table:style-name="ro2"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IF([.C49]&lt;&gt;&quot;&quot;;[.C49]/10;&quot;&quot;)" office:value-type="float" office:value="3">
            <text:p>3</text:p>
          </table:table-cell>
          <table:table-cell table:formula="of:=IF([.D49]&lt;&gt;&quot;&quot;;[.D49]*5/40;&quot;&quot;)" office:value-type="float" office:value="5">
            <text:p>5</text:p>
          </table:table-cell>
          <table:table-cell table:formula="of:=IF(OR([.E49]&lt;&gt;&quot;&quot;;[.F49]&lt;&gt;&quot;&quot;);[.E49]+[.F49];&quot;&quot;)" office:value-type="float" office:value="8">
            <text:p>8</text:p>
          </table:table-cell>
          <table:table-cell table:formula="of:=IF(AND([.G49]&lt;&gt;&quot;&quot;;[.G49]&gt;=5); &quot;AP&quot;;&quot;&quot;)" office:value-type="string" office:string-value="AP">
            <text:p>AP</text:p>
          </table:table-cell>
          <table:table-cell table:formula="of:=IF(AND([.G49]&lt;&gt;&quot;&quot;;[.G49]&lt;5);&quot;SUS&quot;;&quot;&quot;)">
            <text:p/>
          </table:table-cell>
          <table:table-cell table:formula="of:=IF([.G49]=&quot;&quot;;&quot;NP&quot;;&quot;&quot;)">
            <text:p/>
          </table:table-cell>
        </table:table-row>
        <table:table-row table:style-name="ro2"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table:number-columns-repeated="2" office:value-type="float" office:value="40">
            <text:p>40</text:p>
          </table:table-cell>
          <table:table-cell table:formula="of:=IF([.C50]&lt;&gt;&quot;&quot;;[.C50]/10;&quot;&quot;)" office:value-type="float" office:value="4">
            <text:p>4</text:p>
          </table:table-cell>
          <table:table-cell table:formula="of:=IF([.D50]&lt;&gt;&quot;&quot;;[.D50]*5/40;&quot;&quot;)" office:value-type="float" office:value="5">
            <text:p>5</text:p>
          </table:table-cell>
          <table:table-cell table:formula="of:=IF(OR([.E50]&lt;&gt;&quot;&quot;;[.F50]&lt;&gt;&quot;&quot;);[.E50]+[.F50];&quot;&quot;)" office:value-type="float" office:value="9">
            <text:p>9</text:p>
          </table:table-cell>
          <table:table-cell table:formula="of:=IF(AND([.G50]&lt;&gt;&quot;&quot;;[.G50]&gt;=5); &quot;AP&quot;;&quot;&quot;)" office:value-type="string" office:string-value="AP">
            <text:p>AP</text:p>
          </table:table-cell>
          <table:table-cell table:formula="of:=IF(AND([.G50]&lt;&gt;&quot;&quot;;[.G50]&lt;5);&quot;SUS&quot;;&quot;&quot;)">
            <text:p/>
          </table:table-cell>
          <table:table-cell table:formula="of:=IF([.G50]=&quot;&quot;;&quot;NP&quot;;&quot;&quot;)">
            <text:p/>
          </table:table-cell>
        </table:table-row>
        <table:table-row table:style-name="ro2"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office:value-type="float" office:value="0">
            <text:p>0</text:p>
          </table:table-cell>
          <table:table-cell/>
          <table:table-cell table:formula="of:=IF([.C51]&lt;&gt;&quot;&quot;;[.C51]/10;&quot;&quot;)" office:value-type="float" office:value="0">
            <text:p>0</text:p>
          </table:table-cell>
          <table:table-cell table:formula="of:=IF([.D51]&lt;&gt;&quot;&quot;;[.D51]*5/40;&quot;&quot;)">
            <text:p/>
          </table:table-cell>
          <table:table-cell table:formula="of:=IF(OR([.E51]&lt;&gt;&quot;&quot;;[.F51]&lt;&gt;&quot;&quot;);[.E51]+[.F51];&quot;&quot;)" office:value-type="float" office:value="0">
            <text:p>0</text:p>
          </table:table-cell>
          <table:table-cell table:formula="of:=IF(AND([.G51]&lt;&gt;&quot;&quot;;[.G51]&gt;=5); &quot;AP&quot;;&quot;&quot;)">
            <text:p/>
          </table:table-cell>
          <table:table-cell table:formula="of:=IF(AND([.G51]&lt;&gt;&quot;&quot;;[.G51]&lt;5);&quot;SUS&quot;;&quot;&quot;)" office:value-type="string" office:string-value="SUS">
            <text:p>SUS</text:p>
          </table:table-cell>
          <table:table-cell table:formula="of:=IF([.G51]=&quot;&quot;;&quot;NP&quot;;&quot;&quot;)">
            <text:p/>
          </table:table-cell>
        </table:table-row>
        <table:table-row table:style-name="ro2"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IF([.C52]&lt;&gt;&quot;&quot;;[.C52]/10;&quot;&quot;)" office:value-type="float" office:value="2">
            <text:p>2</text:p>
          </table:table-cell>
          <table:table-cell table:formula="of:=IF([.D52]&lt;&gt;&quot;&quot;;[.D52]*5/40;&quot;&quot;)" office:value-type="float" office:value="3.75">
            <text:p>3,75</text:p>
          </table:table-cell>
          <table:table-cell table:formula="of:=IF(OR([.E52]&lt;&gt;&quot;&quot;;[.F52]&lt;&gt;&quot;&quot;);[.E52]+[.F52];&quot;&quot;)" office:value-type="float" office:value="5.75">
            <text:p>5,75</text:p>
          </table:table-cell>
          <table:table-cell table:formula="of:=IF(AND([.G52]&lt;&gt;&quot;&quot;;[.G52]&gt;=5); &quot;AP&quot;;&quot;&quot;)" office:value-type="string" office:string-value="AP">
            <text:p>AP</text:p>
          </table:table-cell>
          <table:table-cell table:formula="of:=IF(AND([.G52]&lt;&gt;&quot;&quot;;[.G52]&lt;5);&quot;SUS&quot;;&quot;&quot;)">
            <text:p/>
          </table:table-cell>
          <table:table-cell table:formula="of:=IF([.G52]=&quot;&quot;;&quot;NP&quot;;&quot;&quot;)">
            <text:p/>
          </table:table-cell>
        </table:table-row>
        <table:table-row table:style-name="ro2"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number-columns-repeated="2"/>
          <table:table-cell table:formula="of:=IF([.C53]&lt;&gt;&quot;&quot;;[.C53]/10;&quot;&quot;)">
            <text:p/>
          </table:table-cell>
          <table:table-cell table:formula="of:=IF([.D53]&lt;&gt;&quot;&quot;;[.D53]*5/40;&quot;&quot;)">
            <text:p/>
          </table:table-cell>
          <table:table-cell table:formula="of:=IF(OR([.E53]&lt;&gt;&quot;&quot;;[.F53]&lt;&gt;&quot;&quot;);[.E53]+[.F53];&quot;&quot;)">
            <text:p/>
          </table:table-cell>
          <table:table-cell table:formula="of:=IF(AND([.G53]&lt;&gt;&quot;&quot;;[.G53]&gt;=5); &quot;AP&quot;;&quot;&quot;)">
            <text:p/>
          </table:table-cell>
          <table:table-cell table:formula="of:=IF(AND([.G53]&lt;&gt;&quot;&quot;;[.G53]&lt;5);&quot;SUS&quot;;&quot;&quot;)">
            <text:p/>
          </table:table-cell>
          <table:table-cell table:formula="of:=IF([.G53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number-columns-repeated="2"/>
          <table:table-cell table:formula="of:=IF([.C54]&lt;&gt;&quot;&quot;;[.C54]/10;&quot;&quot;)">
            <text:p/>
          </table:table-cell>
          <table:table-cell table:formula="of:=IF([.D54]&lt;&gt;&quot;&quot;;[.D54]*5/40;&quot;&quot;)">
            <text:p/>
          </table:table-cell>
          <table:table-cell table:formula="of:=IF(OR([.E54]&lt;&gt;&quot;&quot;;[.F54]&lt;&gt;&quot;&quot;);[.E54]+[.F54];&quot;&quot;)">
            <text:p/>
          </table:table-cell>
          <table:table-cell table:formula="of:=IF(AND([.G54]&lt;&gt;&quot;&quot;;[.G54]&gt;=5); &quot;AP&quot;;&quot;&quot;)">
            <text:p/>
          </table:table-cell>
          <table:table-cell table:formula="of:=IF(AND([.G54]&lt;&gt;&quot;&quot;;[.G54]&lt;5);&quot;SUS&quot;;&quot;&quot;)">
            <text:p/>
          </table:table-cell>
          <table:table-cell table:formula="of:=IF([.G54]=&quot;&quot;;&quot;NP&quot;;&quot;&quot;)" office:value-type="string" office:string-value="NP">
            <text:p>NP</text:p>
          </table:table-cell>
        </table:table-row>
        <table:table-row table:style-name="ro2"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number-columns-repeated="2" office:value-type="float" office:value="0">
            <text:p>0</text:p>
          </table:table-cell>
          <table:table-cell table:formula="of:=IF([.C55]&lt;&gt;&quot;&quot;;[.C55]/10;&quot;&quot;)" office:value-type="float" office:value="0">
            <text:p>0</text:p>
          </table:table-cell>
          <table:table-cell table:formula="of:=IF([.D55]&lt;&gt;&quot;&quot;;[.D55]*5/40;&quot;&quot;)" office:value-type="float" office:value="0">
            <text:p>0</text:p>
          </table:table-cell>
          <table:table-cell table:formula="of:=IF(OR([.E55]&lt;&gt;&quot;&quot;;[.F55]&lt;&gt;&quot;&quot;);[.E55]+[.F55];&quot;&quot;)" office:value-type="float" office:value="0">
            <text:p>0</text:p>
          </table:table-cell>
          <table:table-cell table:formula="of:=IF(AND([.G55]&lt;&gt;&quot;&quot;;[.G55]&gt;=5); &quot;AP&quot;;&quot;&quot;)">
            <text:p/>
          </table:table-cell>
          <table:table-cell table:formula="of:=IF(AND([.G55]&lt;&gt;&quot;&quot;;[.G55]&lt;5);&quot;SUS&quot;;&quot;&quot;)" office:value-type="string" office:string-value="SUS">
            <text:p>SUS</text:p>
          </table:table-cell>
          <table:table-cell table:formula="of:=IF([.G55]=&quot;&quot;;&quot;NP&quot;;&quot;&quot;)">
            <text:p/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G59:Sheet1.G5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/05/2012</text:date>, <text:time>16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52M50S</meta:editing-duration>
    <meta:editing-cycles>13</meta:editing-cycles>
    <meta:generator>OpenOffice.org/3.3$Unix OpenOffice.org_project/330m20$Build-9567</meta:generator>
    <dc:date>2012-05-30T16:43:47</dc:date>
    <dc:creator>José Luis Lisani</dc:creator>
    <meta:document-statistic meta:table-count="3" meta:cell-count="492" meta:object-count="0"/>
    <meta:user-defined meta:name="Info 1"/>
    <meta:user-defined meta:name="Info 2"/>
    <meta:user-defined meta:name="Info 3"/>
    <meta:user-defined meta:name="Info 4"/>
  </office:meta>
</office:document-meta>
</file>